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2T14:15:00" calcext:value-type="date">
            <text:p>05/02/22 02:15 PM</text:p>
          </table:table-cell>
          <table:table-cell table:style-name="ce15" table:formula="of:=[.B124]-[.A124]" office:value-type="time" office:time-value="PT00H00M00S" calcext:value-type="time">
            <text:p>00:00:00</text:p>
          </table:table-cell>
          <table:table-cell table:style-name="ce7" table:formula="of:=[.C124]+[.D123]" office:value-type="time" office:time-value="PT20H55M00.000001S" calcext:value-type="time">
            <text:p>20:55:00</text:p>
          </table:table-cell>
          <table:table-cell table:number-columns-repeated="60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21:09:49.6805551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2T21:10:18.401033790</dc:date>
    <meta:editing-cycles>215</meta:editing-cycles>
    <meta:editing-duration>P2DT18H59M57S</meta:editing-duration>
    <meta:generator>LibreOffice/7.2.4.1$NetBSD_X86_64 LibreOffice_project/20$Build-1</meta:generator>
    <meta:document-statistic meta:table-count="1" meta:cell-count="600" meta:object-count="0"/>
    <meta:user-defined meta:name="AppVersion">15.0000</meta:user-defined>
  </office:meta>
</office:document-meta>
</file>